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2.277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5cm" fo:break-before="page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-ranges="Sheet1.A1:Sheet1.AMJ6553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IE8, Win7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IE8, XP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IE7, XP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, Win7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, XP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 Linux 32</text:p>
          </table:table-cell>
          <table:table-cell table:number-columns-repeated="11"/>
        </table:table-row>
        <table:table-row table:style-name="ro1">
          <table:table-cell office:value-type="string">
            <text:p>FF Linux 64</text:p>
          </table:table-cell>
          <table:table-cell table:number-columns-repeated="11"/>
        </table:table-row>
        <table:table-row table:style-name="ro1">
          <table:table-cell office:value-type="string">
            <text:p>Safari Mac 10.6 i386</text:p>
          </table:table-cell>
          <table:table-cell office:value-type="string">
            <text:p>Jack, 28-5</text:p>
          </table:table-cell>
          <table:table-cell table:style-name="ce2" office:value-type="string">
            <text:p>OK</text:p>
          </table:table-cell>
          <table:table-cell table:number-columns-repeated="8" office:value-type="string">
            <text:p>OK</text:p>
          </table:table-cell>
          <table:table-cell/>
        </table:table-row>
        <table:table-row table:style-name="ro1">
          <table:table-cell office:value-type="string">
            <text:p>Safari Mac 10.6 64bit</text:p>
          </table:table-cell>
          <table:table-cell office:value-type="string">
            <text:p>Jack, 28-5</text:p>
          </table:table-cell>
          <table:table-cell table:number-columns-repeated="8" office:value-type="string">
            <text:p>OK</text:p>
          </table:table-cell>
          <table:table-cell office:value-type="string">
            <text:p>OK, but saw a hang</text:p>
          </table:table-cell>
          <table:table-cell/>
        </table:table-row>
        <table:table-row table:style-name="ro1">
          <table:table-cell office:value-type="string">
            <text:p>Safari Mac 10.4/5 i386</text:p>
          </table:table-cell>
          <table:table-cell office:value-type="string">
            <text:p>Kees,28-5-10</text:p>
          </table:table-cell>
          <table:table-cell table:number-columns-repeated="9" office:value-type="string">
            <text:p>OK</text:p>
          </table:table-cell>
          <table:table-cell office:value-type="string">
            <text:p><text:s text:c="8"/>N/A</text:p>
          </table:table-cell>
        </table:table-row>
        <table:table-row table:style-name="ro3">
          <table:table-cell office:value-type="string">
            <text:p>Safari Mac 10.4/5 ppc</text:p>
          </table:table-cell>
          <table:table-cell office:value-type="string">
            <text:p>Kees,28-5-10</text:p>
          </table:table-cell>
          <table:table-cell table:number-columns-repeated="4" office:value-type="string">
            <text:p>OK</text:p>
          </table:table-cell>
          <table:table-cell table:number-columns-repeated="2" office:value-type="string">
            <text:p>Blue video</text:p>
          </table:table-cell>
          <table:table-cell table:number-columns-repeated="2" office:value-type="string">
            <text:p>OK</text:p>
          </table:table-cell>
          <table:table-cell office:value-type="string">
            <office:annotation draw:style-name="gr1" draw:text-style-name="P1" svg:width="2.899cm" svg:height="0.991cm" svg:x="34.329cm" svg:y="4.256cm" draw:caption-point-x="-0.61cm" draw:caption-point-y="1.51cm">
              <dc:date>2010-05-28T00:00:00</dc:date>
              <text:p text:style-name="P1">Spinnnin whell cursor</text:p>
            </office:annotation>
            <text:p>Blue video</text:p>
          </table:table-cell>
          <table:table-cell office:value-type="string">
            <text:p><text:s text:c="8"/>N/A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Desktop: htt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Win7,ffmpeg,expat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Win XP,ffmpeg,expat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Win7,DirectX,xerces</text:p>
          </table:table-cell>
          <table:table-cell office:value-type="string">
            <text:p>Jack, 28-5</text:p>
          </table:table-cell>
          <table:table-cell table:number-columns-repeated="3"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office:value-type="string">
            <text:p>Win XP,DirectX,xerces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Linux32,ffmpeg,expat,gtk</text:p>
          </table:table-cell>
          <table:table-cell table:number-columns-repeated="11"/>
        </table:table-row>
        <table:table-row table:style-name="ro1">
          <table:table-cell office:value-type="string">
            <text:p>Linux32,ffmpeg,expat,qt</text:p>
          </table:table-cell>
          <table:table-cell table:number-columns-repeated="11"/>
        </table:table-row>
        <table:table-row table:style-name="ro1">
          <table:table-cell office:value-type="string">
            <text:p>Linux32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32,ffmpeg,xerces,qt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gtk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qt</text:p>
          </table:table-cell>
          <table:table-cell table:number-columns-repeated="11"/>
        </table:table-row>
        <table:table-row table:style-name="ro1">
          <table:table-cell office:value-type="string">
            <text:p>Linux64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64,ffmpeg,xerces,qt</text:p>
          </table:table-cell>
          <table:table-cell table:number-columns-repeated="11"/>
        </table:table-row>
        <table:table-row table:style-name="ro1">
          <table:table-cell office:value-type="string">
            <text:p>Mac10.6 i386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 office:value-type="string">
            <text:p>Jack, 28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2" office:value-type="string">
            <text:p>OK</text:p>
          </table:table-cell>
          <table:table-cell table:style-name="ce1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64bit,ffmpeg,expat</text:p>
          </table:table-cell>
          <table:table-cell office:value-type="string">
            <text:p>Jack, 28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B28</text:p>
          </table:table-cell>
          <table:table-cell office:value-type="string">
            <text:p>none</text:p>
          </table:table-cell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  <table:table-cell/>
        </table:table-row>
        <table:table-row table:style-name="ro3">
          <table:table-cell office:value-type="string">
            <text:p>Mac10.6 64bit,ffmpeg,xerces</text:p>
          </table:table-cell>
          <table:table-cell table:number-columns-repeated="11"/>
        </table:table-row>
        <table:table-row table:style-name="ro3">
          <table:table-cell office:value-type="string">
            <text:p>Mac10.4/5 i386,ffmpeg,expat</text:p>
          </table:table-cell>
          <table:table-cell office:value-type="string">
            <text:p>Kees,28-5-10</text:p>
          </table:table-cell>
          <table:table-cell office:value-type="string">
            <text:p>OK</text:p>
          </table:table-cell>
          <table:table-cell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3">
          <table:table-cell office:value-type="string">
            <text:p>Mac10.4/5 i386,quicktime,xerces</text:p>
          </table:table-cell>
          <table:table-cell office:value-type="string">
            <text:p>Kees,28-5-10</text:p>
          </table:table-cell>
          <table:table-cell office:value-type="string">
            <text:p>OK</text:p>
          </table:table-cell>
          <table:table-cell office:value-type="string">
            <text:p><text:s text:c="8"/>N/A</text:p>
          </table:table-cell>
          <table:table-cell table:number-columns-repeated="8"/>
        </table:table-row>
        <table:table-row table:style-name="ro3">
          <table:table-cell office:value-type="string">
            <text:p>Mac10.4/5 ppc,ffmpeg,expat</text:p>
          </table:table-cell>
          <table:table-cell office:value-type="string">
            <text:p>Kees,28-5-10</text:p>
          </table:table-cell>
          <table:table-cell office:value-type="string">
            <text:p>OK</text:p>
          </table:table-cell>
          <table:table-cell office:value-type="string">
            <text:p><text:s text:c="8"/>N/A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Blue video</text:p>
          </table:table-cell>
          <table:table-cell table:number-columns-repeated="2"/>
          <table:table-cell office:value-type="string">
            <text:p>Blue video</text:p>
          </table:table-cell>
          <table:table-cell/>
        </table:table-row>
        <table:table-row table:style-name="ro3">
          <table:table-cell office:value-type="string">
            <text:p>Mac10.4/5 ppc,quicktime,xerces</text:p>
          </table:table-cell>
          <table:table-cell office:value-type="string">
            <text:p>Kees,28-5-10</text:p>
          </table:table-cell>
          <table:table-cell office:value-type="string">
            <text:p>OK</text:p>
          </table:table-cell>
          <table:table-cell office:value-type="string">
            <text:p><text:s text:c="8"/>N/A</text:p>
          </table:table-cell>
          <table:table-cell table:number-columns-repeated="2"/>
          <table:table-cell office:value-type="string">
            <office:annotation draw:style-name="gr1" draw:text-style-name="P1" svg:width="2.899cm" svg:height="1.386cm" svg:x="22.39cm" svg:y="14.99cm" draw:caption-point-x="-0.61cm" draw:caption-point-y="1.51cm">
              <dc:date>2010-05-28T00:00:00</dc:date>
              <text:p text:style-name="P1">TextWritingMode only allowed on spn/textStyle</text:p>
            </office:annotation>
            <text:p>Trace msg.</text:p>
          </table:table-cell>
          <table:table-cell table:number-columns-repeated="3"/>
          <table:table-cell office:value-type="string">
            <text:p>Crash</text:p>
          </table:table-cell>
          <table:table-cell/>
        </table:table-row>
        <table:table-row table:style-name="ro1" table:number-rows-repeated="7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2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Desktop: rts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/>
          <table:table-cell table:number-columns-repeated="5" office:value-type="string">
            <text:p>OK</text:p>
          </table:table-cell>
          <table:table-cell/>
        </table:table-row>
        <table:table-row table:style-name="ro1">
          <table:table-cell office:value-type="string">
            <text:p>Win XP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/>
          <table:table-cell table:number-columns-repeated="5" office:value-type="string">
            <text:p>OK</text:p>
          </table:table-cell>
          <table:table-cell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7,ffmpeg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i386,quicktime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2"/>
          <table:table-cell office:value-type="string">
            <text:p>Hangs</text:p>
          </table:table-cell>
          <table:table-cell office:value-type="string">
            <text:p>Hangs?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64bit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5"/>
          <table:table-cell office:value-type="string">
            <text:p>OK</text:p>
          </table:table-cell>
          <table:table-cell table:number-columns-repeated="2"/>
        </table:table-row>
        <table:table-row table:style-name="ro3">
          <table:table-cell office:value-type="string">
            <text:p>Mac10.4/5 i386,ffmpeg,expat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3">
          <table:table-cell office:value-type="string">
            <text:p>Mac10.4/5 i386,quicktime,xerces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3">
          <table:table-cell office:value-type="string">
            <text:p>Mac10.4/5 ppc,ffmpeg,expat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Crash</text:p>
          </table:table-cell>
          <table:table-cell office:value-type="string">
            <text:p>OK</text:p>
          </table:table-cell>
          <table:table-cell office:value-type="string">
            <text:p>Blue video</text:p>
          </table:table-cell>
          <table:table-cell table:number-columns-repeated="4" office:value-type="string">
            <text:p>Crash</text:p>
          </table:table-cell>
          <table:table-cell/>
        </table:table-row>
        <table:table-row table:style-name="ro3">
          <table:table-cell office:value-type="string">
            <text:p>Mac10.4/5 ppc,quicktime,xerces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table:number-columns-repeated="3"/>
          <table:table-cell office:value-type="string">
            <text:p>OK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ktop: zi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DirectX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3">
          <table:table-cell office:value-type="string">
            <text:p>Mac10.4/5 i386,ffmpeg,expat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5"/>
          <table:table-cell office:value-type="string">
            <office:annotation draw:style-name="gr1" draw:text-style-name="P1" svg:width="2.899cm" svg:height="0.596cm" svg:x="31.104cm" svg:y="42.551cm" draw:caption-point-x="-0.61cm" draw:caption-point-y="1.51cm">
              <dc:date>2010-05-28T00:00:00</dc:date>
              <text:p text:style-name="P1">See note below</text:p>
            </office:annotation>
            <text:p>see note</text:p>
          </table:table-cell>
          <table:table-cell table:number-columns-repeated="2"/>
        </table:table-row>
        <table:table-row table:style-name="ro3">
          <table:table-cell office:value-type="string">
            <text:p>Mac10.4/5 i386,quicktime,xerces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/>
          <table:table-cell office:value-type="string">
            <text:p>OK</text:p>
          </table:table-cell>
          <table:table-cell office:value-type="string">
            <text:p>see note</text:p>
          </table:table-cell>
          <table:table-cell office:value-type="string">
            <text:p>Blue video</text:p>
          </table:table-cell>
          <table:table-cell/>
        </table:table-row>
        <table:table-row table:style-name="ro3">
          <table:table-cell office:value-type="string">
            <text:p>Mac10.4/5 ppc,ffmpeg,expat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3"/>
          <table:table-cell office:value-type="string">
            <text:p>Blue video</text:p>
          </table:table-cell>
          <table:table-cell office:value-type="string">
            <text:p>OK</text:p>
          </table:table-cell>
          <table:table-cell office:value-type="string">
            <office:annotation office:display="true" draw:style-name="gr1" draw:text-style-name="P1" svg:width="2.899cm" svg:height="2.176cm" svg:x="30.533cm" svg:y="45.511cm" draw:caption-point-x="-0.039cm" draw:caption-point-y="-0.522cm">
              <dc:date>2010-05-28T00:00:00</dc:date>
              <text:p text:style-name="P1">Some menu itmes disappear after selected in Desktop presentation</text:p>
            </office:annotation>
            <text:p>see note</text:p>
          </table:table-cell>
          <table:table-cell table:number-columns-repeated="2"/>
        </table:table-row>
        <table:table-row table:style-name="ro3">
          <table:table-cell office:value-type="string">
            <text:p>Mac10.4/5 ppc,quicktime,xerces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9.693cm" fo:page-height="21.006cm" style:num-format="1" style:print-orientation="landscape" style:shadow="none" fo:background-color="transparent" style:scale-to-pages="2" style:writing-mode="lr-tb" style:print="charts drawings grid headers objects zero-value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b5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5:0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5-28T15:08:22</dc:date>
    <meta:editing-duration>PT70H30M49S</meta:editing-duration>
    <meta:editing-cycles>22</meta:editing-cycles>
    <meta:generator>OpenOffice.org/3.1$Unix OpenOffice.org_project/310m19$Build-9420</meta:generator>
    <meta:print-date>2010-01-27T15:47:37</meta:print-date>
    <meta:document-statistic meta:table-count="3" meta:cell-count="490" meta:object-count="0"/>
    <meta:user-defined meta:name="Info 1"/>
    <meta:user-defined meta:name="Info 2"/>
    <meta:user-defined meta:name="Info 3"/>
    <meta:user-defined meta:name="Info 4"/>
  </office:meta>
</office:document-meta>
</file>